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DeployedTask.doExecute( AdminCommandsServiceMBean ac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sDeployedTask.isResultContaining( String result , String t , Stri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DeployedTask.setDeployed( boolean deploy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DeployedTask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DeployedTask.isDeploy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DeployedTask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